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5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T1" style:family="text"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3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4" style:family="text"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<text:span text:style-name="T2">&lt;P14&gt;J8CM Assembly Language Programmer’s Guide</text:span><text:span text:style-name="T3">&lt;P255&gt;</text:span></text:p>
      <text:p text:style-name="P1"><text:s/>Documentation Conventions</text:p>
      <text:p text:style-name="P2"><text:tab/>Instruction mnemonics are in caps as required by compiler.</text:p>
      <text:p text:style-name="P2"><text:tab/>[arg]   indicates the instruction or pseudoinstruction requires an operand(argument).</text:p>
      <text:p text:style-name="P2"><text:tab/>[#arg]  indicates the instruction or pseudoinstruction requires a number as its argument.</text:p>
      <text:p text:style-name="P2"><text:tab/>&amp; - logical AND operator</text:p>
      <text:p text:style-name="P2"><text:tab/>|| - logical OR operator</text:p>
      <text:p text:style-name="P2"><text:tab/>! - logical NOT operator</text:p>
      <text:p text:style-name="P2"><text:tab/>M - memory location</text:p>
      <text:p text:style-name="P2"><text:tab/>R - general purpose register X or Y</text:p>
      <text:p text:style-name="P2"><text:tab/>Brackets are used to group operations in the XOR instruction to avoid confusion with address <text:tab/>indirection.</text:p>
      <text:p text:style-name="P1">Psuedoinstructions</text:p>
      <text:p text:style-name="P2"><text:tab/>* - Remark. When the compiler encounters a * it will ignore all text that follows until another * <text:tab/>is encountered.</text:p>
      <text:p text:style-name="P2"><text:tab/> [arg]: - Label. Declares arg as a label.</text:p>
      <text:p text:style-name="P2"><text:tab/>DAT [#arg] - Reserves a memory location for data. Initializes location to value of arg.</text:p>
      <text:p text:style-name="P2"><text:tab/> END [arg] - Tells compiler to stop compiling. Place at end of source code.  Arg is required but <text:tab/><text:tab/>         <text:tab/> <text:tab/>         not used.</text:p>
      <text:p text:style-name="P2"><text:tab/>EQU [#arg] - Equals statement. Compiler constant, declares a label is equal to arg.</text:p>
      <text:p text:style-name="P2"><text:tab/>ORG [#arg] - Declares starting memory location for code that follows.</text:p>
      <text:p text:style-name="P4"><text:span text:style-name="T3">&lt;$TBrkPage=B&gt;</text:span><text:span text:style-name="T2">Address Mode Operators</text:span></text:p>
      <text:p text:style-name="P2"><text:tab/> [arg] <text:s text:c="4"/>- Default address mode is memory direct.&lt;R&gt;<text:tab/> ([arg]) <text:s/>- Parenthesis indicate indirect address mode.&lt;R&gt;<text:tab/> /[arg] <text:s text:c="2"/>-  Register addressing mode. Where [arg] is either X or Y.&lt;R&gt;<text:tab/> (/[arg]) - Register indirect addressing mode.</text:p>
      <text:p text:style-name="P4"><text:span text:style-name="T3">&lt;$TBrkPage=B&gt;</text:span><text:span text:style-name="T2"> Instruction Set</text:span></text:p>
      <text:p text:style-name="P3">Data Transfer Instructions&lt;D&gt;</text:p>
      <text:p text:style-name="P4"><text:span text:style-name="T3"><text:tab/></text:span><text:span text:style-name="T2">INP&lt;D&gt;</text:span><text:span text:style-name="T3"> <text:s text:c="2"/>[arg]<text:tab/>PC &lt;F"Symbol"&gt;¬&lt;W0&gt;&lt;F255&gt; PC + 1; M &lt;D&gt;&lt;F"Symbol"&gt;¬&lt;W0&gt;&lt;F255&gt; I/O&lt;R&gt;<text:tab/><text:tab/>([arg])<text:tab/>  PC &lt;D&gt;&lt;F"Symbol"&gt;¬&lt;W0&gt;&lt;F255&gt; PC + 1; (M) &lt;D&gt;&lt;F"Symbol"&gt;¬&lt;W0&gt;&lt;F255&gt; I/O&lt;R&gt;<text:tab/><text:tab/>(/[arg])  (R) &lt;D&gt;&lt;F"Symbol"&gt;¬&lt;W0&gt;&lt;F255&gt; I/O&lt;R&gt;<text:tab/><text:tab/>Input one byte from I/O to the memory location specified by arg.&lt;R&gt;<text:tab/><text:tab/> Flags:<text:tab/> Unaffected.</text:span></text:p>
      <text:p text:style-name="P4"><text:span text:style-name="T3"><text:tab/></text:span><text:span text:style-name="T2">LDX</text:span><text:span text:style-name="T3"> <text:s/>[arg]<text:tab/>PC &lt;F"Symbol"&gt;¬&lt;W0&gt;&lt;F255&gt; PC + 1; XREG &lt;D&gt;&lt;F"Symbol"&gt;¬&lt;F255&gt; M&lt;R&gt;<text:tab/><text:tab/>([arg])<text:tab/> PC &lt;F"Symbol"&gt;¬&lt;W0&gt;&lt;F255&gt; PC + 1; XREG &lt;D&gt;&lt;F"Symbol"&gt;¬&lt;F255&gt;  (M)&lt;R&gt;<text:tab/><text:tab/>/[arg]<text:tab/> XREG &lt;F"Symbol"&gt;¬&lt;F255&gt; R&lt;R&gt;<text:tab/><text:tab/> (/[arg])  XREG &lt;F"Symbol"&gt;¬&lt;F255&gt; (R)&lt;R&gt;<text:tab/><text:tab/>Loads the X register with the contents specified by arg.&lt;R&gt;<text:tab/><text:tab/> Flags:<text:tab/>Z - Set to 1 if XREG = 0. Cleared otherwise.&lt;R&gt;<text:tab/> <text:tab/><text:tab/>N - Set to 1 if XREG &lt;&lt; 0. Cleared otherwise.&lt;R&gt;&lt;R&gt;<text:tab/></text:span><text:span text:style-name="T2">LDY</text:span><text:span text:style-name="T3"> <text:s/>[arg]<text:tab/>PC &lt;F"Symbol"&gt;¬&lt;W0&gt;&lt;F255&gt; PC + 1; YREG &lt;D&gt;&lt;F"Symbol"&gt;¬&lt;F255&gt; M&lt;R&gt;<text:tab/></text:span><text:soft-page-break/><text:span text:style-name="T3"><text:tab/>([arg])<text:tab/> PC &lt;F"Symbol"&gt;¬&lt;W0&gt;&lt;F255&gt; PC + 1; YREG &lt;D&gt;&lt;F"Symbol"&gt;¬&lt;F255&gt;  (M)&lt;R&gt;<text:tab/><text:tab/>/[arg]<text:tab/> YREG &lt;F"Symbol"&gt;¬&lt;F255&gt; R&lt;R&gt;<text:tab/><text:tab/> (/[arg])  YREG &lt;F"Symbol"&gt;¬&lt;F255&gt; (R)&lt;R&gt;<text:tab/><text:tab/>Loads the Y register with the contents specified by arg.&lt;R&gt;<text:tab/><text:tab/> Flags:<text:tab/>Z - Set to 1 if YREG = 0. Cleared otherwise.&lt;R&gt;<text:tab/> <text:tab/> <text:tab/>N - Set to 1 if YREG &lt;&lt; 0. Cleared otherwise.</text:span></text:p>
      <text:p text:style-name="P4"><text:span text:style-name="T3"><text:tab/></text:span><text:span text:style-name="T2">LOD</text:span><text:span text:style-name="T3"> <text:s/>[arg]<text:tab/>PC &lt;F"Symbol"&gt;¬&lt;W0&gt;&lt;F255&gt; PC + 1; ACC &lt;D&gt;&lt;F"Symbol"&gt;¬&lt;F255&gt; M&lt;R&gt;<text:tab/><text:tab/>([arg])<text:tab/> PC &lt;F"Symbol"&gt;¬&lt;W0&gt;&lt;F255&gt; PC + 1; ACC &lt;D&gt;&lt;F"Symbol"&gt;¬&lt;F255&gt;  (M)&lt;R&gt;<text:tab/><text:tab/>/[arg]<text:tab/> ACC &lt;F"Symbol"&gt;¬&lt;F255&gt; R&lt;R&gt;<text:tab/><text:tab/> (/[arg])  ACC &lt;F"Symbol"&gt;¬&lt;F255&gt; (R)&lt;R&gt;<text:tab/><text:tab/>Loads the accumulator with the contents of the memory location specified by arg.&lt;R&gt;<text:tab/><text:tab/>Flags:<text:tab/>Z - Set to 1 if ACC = 0. Cleared otherwise.&lt;R&gt;<text:tab/><text:tab/><text:tab/>N - Set to 1 if ACC &lt;&lt; 0. Cleared otherwise.</text:span></text:p>
      <text:p text:style-name="P4"><text:span text:style-name="T3"><text:tab/></text:span><text:span text:style-name="T2">OUT</text:span><text:span text:style-name="T3"> <text:s/>[arg]<text:tab/>PC &lt;F"Symbol"&gt;¬&lt;W0&gt;&lt;F255&gt; PC + 1; I/O &lt;D&gt;&lt;F"Symbol"&gt;¬&lt;W0&gt;&lt;F255&gt; M&lt;R&gt;<text:tab/><text:tab/>([arg])<text:tab/>  PC &lt;D&gt;&lt;F"Symbol"&gt;¬&lt;W0&gt;&lt;F255&gt; PC + 1; I/O &lt;D&gt;&lt;F"Symbol"&gt;¬&lt;W0&gt;&lt;F255&gt; (M)&lt;R&gt;<text:tab/><text:tab/>(/[arg])  I/O &lt;D&gt;&lt;F"Symbol"&gt;¬&lt;W0&gt;&lt;F255&gt; (R)&lt;R&gt;<text:tab/><text:tab/>Output the contents of the memory location specified by arg to I/O.&lt;R&gt;<text:tab/><text:tab/> Flags:<text:tab/> Unaffected.</text:span></text:p>
      <text:p text:style-name="P4"><text:span text:style-name="T3">&lt;$TEfWeight=4;BrkPage=B&gt;<text:tab/></text:span><text:span text:style-name="T2">POP</text:span><text:span text:style-name="T3"><text:tab/>ACC &lt;F"Symbol"&gt;¬&lt;F255&gt; (SP); SP &lt;F"Symbol"&gt;¬&lt;F255&gt; SP + 1&lt;R&gt;<text:tab/><text:tab/>Remove the top item from the stack and place it in the accumulator.&lt;R&gt;<text:tab/> <text:tab/> Flags:<text:tab/>Z - Set to 1 if ACC = 0. Cleared otherwise.&lt;R&gt;<text:tab/> <text:tab/><text:tab/>N - Set to 1 if ACC &lt;&lt; 0. Cleared otherwise.</text:span></text:p>
      <text:p text:style-name="P4"><text:span text:style-name="T3"><text:tab/></text:span><text:span text:style-name="T2">PSH</text:span><text:span text:style-name="T3"><text:tab/>SP &lt;F"Symbol"&gt;¬&lt;F255&gt; SP - 1; (SP) &lt;F"Symbol"&gt;¬&lt;F255&gt; ACC&lt;R&gt; <text:tab/><text:tab/>Push the contents of the accumulator onto the stack.&lt;R&gt;<text:tab/><text:tab/>Flags:<text:tab/> Unaffected.</text:span></text:p>
      <text:p text:style-name="P4"><text:span text:style-name="T3"><text:tab/></text:span><text:span text:style-name="T2">STO</text:span><text:span text:style-name="T3"> <text:s/>[arg]<text:tab/> PC &lt;F"Symbol"&gt;¬&lt;W0&gt;&lt;F255&gt; PC + 1; M &lt;D&gt;&lt;F"Symbol"&gt;¬&lt;F255&gt; ACC &lt;R&gt;<text:tab/><text:tab/>([arg])<text:tab/> PC &lt;F"Symbol"&gt;¬&lt;W0&gt;&lt;F255&gt; PC + 1; (M) &lt;D&gt;&lt;F"Symbol"&gt;¬&lt;F255&gt; ACC &lt;R&gt; <text:tab/><text:tab/>/[arg]<text:tab/> R &lt;F"Symbol"&gt;¬&lt;F255&gt; ACC &lt;R&gt;<text:tab/><text:tab/> (/[arg])  (R) &lt;F"Symbol"&gt;¬&lt;F255&gt; ACC &lt;R&gt;<text:tab/><text:tab/>Stores the contents of the accumulator in the memory location specified by arg.&lt;R&gt;<text:tab/><text:tab/>Flags:<text:tab/> Unaffected.</text:span></text:p>
      <text:p text:style-name="P4"><text:span text:style-name="T3"><text:tab/></text:span><text:span text:style-name="T2">STX</text:span><text:span text:style-name="T3"> <text:s/>[arg]<text:tab/> PC &lt;F"Symbol"&gt;¬&lt;W0&gt;&lt;F255&gt; PC + 1; M &lt;D&gt;&lt;F"Symbol"&gt;¬&lt;F255&gt; XREG &lt;R&gt;<text:tab/><text:tab/>([arg])<text:tab/> PC &lt;F"Symbol"&gt;¬&lt;W0&gt;&lt;F255&gt; PC + 1; (M) &lt;D&gt;&lt;F"Symbol"&gt;¬&lt;F255&gt; XREG &lt;R&gt;<text:tab/><text:tab/>/[arg]<text:tab/> R &lt;F"Symbol"&gt;¬&lt;F255&gt; XREG&lt;R&gt;<text:tab/><text:tab/> (/[arg])  (R) &lt;F"Symbol"&gt;¬&lt;F255&gt; XREG &lt;R&gt;<text:tab/><text:tab/>Stores the contents of the X register in the memory location specified by arg.&lt;R&gt;<text:tab/><text:tab/>Flags:<text:tab/>Unaffected.</text:span></text:p>
      <text:p text:style-name="P4"><text:span text:style-name="T3"><text:tab/></text:span><text:span text:style-name="T2">STY</text:span><text:span text:style-name="T3"> <text:s/>[arg]<text:tab/> PC &lt;F"Symbol"&gt;¬&lt;W0&gt;&lt;F255&gt; PC + 1; M &lt;D&gt;&lt;F"Symbol"&gt;¬&lt;F255&gt; YREG &lt;R&gt;<text:tab/><text:tab/>([arg])<text:tab/> PC &lt;F"Symbol"&gt;¬&lt;W0&gt;&lt;F255&gt; PC + 1; (M) &lt;D&gt;&lt;F"Symbol"&gt;¬&lt;F255&gt; YREG&lt;R&gt; <text:tab/><text:tab/>/[arg]<text:tab/> R &lt;F"Symbol"&gt;¬&lt;F255&gt; YREG&lt;R&gt;<text:tab/><text:tab/> (/[arg])  (R) &lt;F"Symbol"&gt;¬&lt;F255&gt; YREG &lt;R&gt;<text:tab/><text:tab/>Stores the contents of the Y register in the memory location specified by arg.&lt;R&gt;<text:tab/><text:tab/>Flags:<text:tab/>Unaffected.</text:span></text:p>
      <text:p text:style-name="P3">Arithmetic/Logic Instructions&lt;D&gt;</text:p>
      <text:p text:style-name="P4"><text:soft-page-break/><text:span text:style-name="T3"><text:tab/></text:span><text:span text:style-name="T2">ADD</text:span><text:span text:style-name="T3"> <text:s/>[arg]<text:tab/>  PC &lt;F"Symbol"&gt;¬&lt;W0&gt;&lt;F255&gt; PC + 1; ACC &lt;D&gt;&lt;F"Symbol"&gt;¬&lt;F255&gt; ACC + M&lt;R&gt;<text:tab/><text:tab/>([arg])<text:tab/>  PC &lt;F"Symbol"&gt;¬&lt;W0&gt;&lt;F255&gt; PC + 1; ACC &lt;D&gt;&lt;F"Symbol"&gt;¬&lt;F255&gt; ACC + (M)&lt;R&gt;<text:tab/><text:tab/>/[arg]<text:tab/>  ACC &lt;F"Symbol"&gt;¬&lt;F255&gt;  ACC + R&lt;R&gt;<text:tab/> <text:tab/>(/[arg])<text:tab/>  ACC &lt;F"Symbol"&gt;¬&lt;F255&gt;  ACC + (R)&lt;R&gt;<text:tab/> <text:tab/> Add the operand to the accumulator, leaving the result in the accumulator.&lt;R&gt;<text:tab/><text:tab/>Flags:<text:tab/>Z - Set to 1 if ACC  = 0. Cleared otherwise.&lt;R&gt;<text:tab/><text:tab/><text:tab/>N - Set to 1 if ACC  &lt;&lt; 0. Cleared otherwise.&lt;R&gt;<text:tab/><text:tab/><text:tab/>C - Set if operation results in a carry. Cleared otherwise.</text:span></text:p>
      <text:p text:style-name="P4"><text:span text:style-name="T3">&lt;$TEfWeight=4;BrkPage=B&gt;<text:tab/>  </text:span><text:span text:style-name="T2">ASR<text:tab/></text:span><text:span text:style-name="T3">&lt;M&gt;ACC&lt;M&gt;&lt;F"Symbol"&gt; ¬&lt;D&gt;&lt;F255&gt; ACC / 2&lt;R&gt;<text:tab/><text:tab/>Arithmetic Shift Right. Arithmetically shifts the accumulator to the right one bit. (preserves the <text:tab/><text:tab/>sign bit)&lt;R&gt;<text:tab/><text:tab/>Flags:<text:tab/> Z - Set to 1 if ACC  = 0. Cleared otherwise.&lt;R&gt;<text:tab/><text:tab/> <text:tab/> N - Set to 1 if ACC  &lt;&lt; 0. Cleared otherwise.</text:span></text:p>
      <text:p text:style-name="P4"><text:span text:style-name="T3"><text:tab/>  </text:span><text:span text:style-name="T2">ASL<text:tab/></text:span><text:span text:style-name="T3">&lt;M&gt;ACC&lt;M&gt;&lt;F"Symbol"&gt; ¬&lt;D&gt;&lt;F255&gt; ACC * 2&lt;R&gt;<text:tab/><text:tab/> Arithmetic Shift Left. Arithmetically shifts the accumulator to the left one bit.  Accumulator bit 0 <text:tab/><text:tab/>is set to 0.&lt;R&gt;<text:tab/><text:tab/>Flags:<text:tab/>Z - Set to 1 if ACC  = 0. Cleared otherwise.&lt;R&gt;<text:tab/><text:tab/><text:tab/>N - Set to 1 if ACC &lt;&lt; 0. Cleared otherwise.&lt;R&gt;<text:tab/><text:tab/><text:tab/>C - Accumulator MSB is shifted into the C flag.</text:span></text:p>
      <text:p text:style-name="P4"><text:span text:style-name="T3"><text:tab/></text:span><text:span text:style-name="T2">AND</text:span><text:span text:style-name="T3"> <text:s/>[arg]<text:tab/>  PC &lt;F"Symbol"&gt;¬&lt;W0&gt;&lt;F255&gt; PC + 1;  ACC &lt;D&gt;&lt;F"Symbol"&gt;¬&lt;F255&gt; ACC &lt;F"Symbol"&gt;&amp;&lt;F255&gt; M&lt;R&gt;<text:tab/><text:tab/> ([arg])<text:tab/>  PC &lt;F"Symbol"&gt;¬&lt;W0&gt;&lt;F255&gt; PC + 1;  ACC &lt;D&gt;&lt;F"Symbol"&gt;¬&lt;F255&gt; ACC &amp; (M)&lt;R&gt;<text:tab/> <text:tab/>/[arg]<text:tab/>  ACC &lt;F"Symbol"&gt;¬&lt;F255&gt;  ACC &amp; R&lt;R&gt;<text:tab/> <text:tab/>(/[arg])<text:tab/>  ACC &lt;F"Symbol"&gt;¬&lt;F255&gt;  ACC &amp; (R)&lt;R&gt;<text:tab/><text:tab/>Bit-wise AND of operand to accumulator.&lt;R&gt;<text:tab/><text:tab/>Flags:<text:tab/>Z - Set to 1 if ACC  = 0. Cleared otherwise.&lt;R&gt;<text:tab/> <text:tab/><text:tab/>N - Set to 1 if ACC &lt;&lt; 0. Cleared otherwise.&lt;R&gt;<text:tab/><text:tab/><text:tab/>V - Cleared.</text:span></text:p>
      <text:p text:style-name="P4"><text:span text:style-name="T3"><text:tab/></text:span><text:span text:style-name="T2">DEC<text:tab/></text:span><text:span text:style-name="T3">ACC</text:span><text:span text:style-name="T2"> &lt;D&gt;</text:span><text:span text:style-name="T3">&lt;F"Symbol"&gt;¬&lt;F255&gt; ACC - 1&lt;R&gt;<text:tab/><text:tab/> Decrement the accumulator.&lt;R&gt;<text:tab/><text:tab/>Flags:<text:tab/>Z - Set to 1 if ACC = 0. Cleared otherwise.&lt;R&gt;<text:tab/><text:tab/><text:tab/>N - Set to 1 if ACC &lt;&lt; 0. Cleared otherwise.&lt;R&gt;<text:tab/> <text:tab/><text:tab/>C - Set if operation results in a carry. Cleared otherwise.</text:span></text:p>
      <text:p text:style-name="P4"><text:span text:style-name="T3"><text:tab/></text:span><text:span text:style-name="T2">INC<text:tab/></text:span><text:span text:style-name="T3">ACC</text:span><text:span text:style-name="T2"> &lt;D&gt;</text:span><text:span text:style-name="T3">&lt;F"Symbol"&gt;¬&lt;F255&gt; ACC + 1&lt;R&gt;<text:tab/><text:tab/> Increment the accumulator.&lt;R&gt;<text:tab/><text:tab/>Flags:<text:tab/>Z - Set to 1 if ACC = 0. Cleared otherwise.&lt;R&gt;<text:tab/><text:tab/><text:tab/>N - Set to 1 if ACC &lt;&lt; 0. Cleared otherwise.&lt;R&gt;<text:tab/> <text:tab/><text:tab/>C - Set if operation results in a carry. Cleared otherwise.</text:span></text:p>
      <text:p text:style-name="P4"><text:span text:style-name="T3"><text:tab/></text:span><text:span text:style-name="T2">LSR</text:span><text:span text:style-name="T3">&lt;R&gt;<text:tab/><text:tab/>Logical shift the accumulator right one bit. <text:s/>The MSB is loaded with 0.&lt;R&gt;<text:tab/><text:tab/>Flags:<text:tab/>Z - Set to 1 if ACC = 0. Cleared otherwise.&lt;R&gt;<text:tab/><text:tab/><text:tab/>N - Set to 0.&lt;R&gt;&lt;R&gt;<text:tab/></text:span><text:span text:style-name="T2">NOT</text:span><text:span text:style-name="T3"> <text:s/>[arg]<text:tab/>  PC &lt;F"Symbol"&gt;¬&lt;W0&gt;&lt;F255&gt; PC + 1;  ACC &lt;D&gt;&lt;F"Symbol"&gt;¬&lt;F255&gt; !M&lt;R&gt;<text:tab/><text:tab/>([arg])<text:tab/>  PC &lt;F"Symbol"&gt;¬&lt;W0&gt;&lt;F255&gt; PC + 1;  ACC &lt;D&gt;&lt;F"Symbol"&gt;¬&lt;F255&gt; !(M)&lt;R&gt;<text:tab/><text:tab/>/[arg]<text:tab/>  ACC &lt;F"Symbol"&gt;¬&lt;F255&gt;  !R&lt;R&gt;<text:tab/><text:tab/> (/[arg])<text:tab/>  ACC &lt;F"Symbol"&gt;¬&lt;F255&gt;  !(R)&lt;R&gt;<text:tab/><text:tab/>Performs a bit-wise NOT of operand and places the result in the accumulator.&lt;R&gt;<text:tab/><text:tab/>Flags:<text:tab/>Z - Set to 1 if ACC  = 0. Cleared otherwise.&lt;R&gt;<text:tab/><text:tab/><text:tab/>N - Set to 1 if ACC &lt;&lt; 0. Cleared otherwise.&lt;R&gt;<text:tab/><text:tab/><text:tab/>V - Cleared.&lt;R&gt;&lt;R&gt;<text:tab/> </text:span><text:span text:style-name="T2">OR</text:span><text:span text:style-name="T3"> <text:s/>[arg]<text:tab/>  PC </text:span><text:soft-page-break/><text:span text:style-name="T3">&lt;F"Symbol"&gt;¬&lt;W0&gt;&lt;F255&gt; PC + 1;  ACC &lt;D&gt;&lt;F"Symbol"&gt;¬&lt;F255&gt; ACC || M&lt;R&gt;<text:tab/><text:tab/>([arg])<text:tab/>  PC &lt;F"Symbol"&gt;¬&lt;W0&gt;&lt;F255&gt; PC + 1;  ACC &lt;D&gt;&lt;F"Symbol"&gt;¬&lt;F255&gt; ACC || (M)&lt;R&gt;<text:tab/><text:tab/>/[arg]<text:tab/>  ACC &lt;F"Symbol"&gt;¬&lt;F255&gt;  ACC || R&lt;R&gt;<text:tab/><text:tab/>(/[arg])<text:tab/>  ACC &lt;F"Symbol"&gt;¬&lt;F255&gt;  ACC || (R)&lt;R&gt;<text:tab/> <text:tab/>Bit-wise OR of operand to accumulator.&lt;R&gt;<text:tab/> <text:tab/> Flags:<text:tab/>Z - Set to 1 if ACC  = 0. Cleared otherwise.&lt;R&gt;<text:tab/> <text:tab/><text:tab/>N - Set to 1 if ACC &lt;&lt; 0. Cleared otherwise.&lt;R&gt;<text:tab/> <text:tab/><text:tab/>V - Cleared.&lt;R&gt;&lt;R&gt;<text:tab/></text:span><text:span text:style-name="T2">ROR</text:span><text:span text:style-name="T3">&lt;R&gt;<text:tab/> <text:tab/>Rotate all accumulator bits right one place.  The low-order bit is placed in C and the previous <text:tab/><text:tab/>contents of C are loaded into the high-order bit.&lt;R&gt;<text:tab/><text:tab/>Flags:<text:tab/>Z - Set to 1 if ACC = 0. Cleared otherwise.&lt;R&gt;<text:tab/><text:tab/><text:tab/>N - Set to 1 if ACC &lt;&lt; 0. Cleared otherwise.&lt;R&gt;<text:tab/><text:tab/><text:tab/>C - Loaded with low-order bit of the accumulator.&lt;R&gt;<text:tab/><text:tab/><text:tab/>V - Loaded with exclusive OR of  N and C.&lt;R&gt;&lt;R&gt; <text:tab/></text:span><text:span text:style-name="T2">ROL</text:span><text:span text:style-name="T3">&lt;R&gt;<text:tab/> <text:tab/> Rotate all accumulator bits left one place.  The high-order bit is placed in C and the previous <text:tab/><text:tab/> <text:tab/><text:tab/> contents of C are loaded into the low-order bit.&lt;R&gt;<text:tab/> <text:tab/> Flags:<text:tab/>Z - Set to 1 if ACC = 0. Cleared otherwise.&lt;R&gt;<text:tab/> <text:tab/><text:tab/>N - Set to 1 if ACC &lt;&lt; 0. Cleared otherwise.&lt;R&gt;<text:tab/> <text:tab/><text:tab/>C - Loaded with high-order bit of the accumulator.&lt;R&gt;<text:tab/><text:tab/><text:tab/>V - Loaded with exclusive OR of  N and C.</text:span></text:p>
      <text:p text:style-name="P4"><text:span text:style-name="T3"><text:tab/></text:span><text:span text:style-name="T2">SUB</text:span><text:span text:style-name="T3"> <text:s/>[arg]<text:tab/>  PC &lt;F"Symbol"&gt;¬&lt;W0&gt;&lt;F255&gt; PC + 1;  ACC &lt;D&gt;&lt;F"Symbol"&gt;¬&lt;F255&gt; ACC - M&lt;R&gt;<text:tab/><text:tab/>([arg])<text:tab/>  PC &lt;F"Symbol"&gt;¬&lt;W0&gt;&lt;F255&gt; PC + 1;  ACC &lt;D&gt;&lt;F"Symbol"&gt;¬&lt;F255&gt; ACC - (M)&lt;R&gt;<text:tab/><text:tab/>/[arg]<text:tab/>  ACC &lt;F"Symbol"&gt;¬&lt;F255&gt;  ACC - R&lt;R&gt;<text:tab/> <text:tab/>(/[arg])<text:tab/>  ACC &lt;F"Symbol"&gt;¬&lt;F255&gt;  ACC - (R)&lt;R&gt;<text:tab/><text:tab/> Subtract  the operand from the accumulator, leaving the result in the accumulator..&lt;R&gt;<text:tab/><text:tab/>Flags:<text:tab/> Z - Set to 1 if ACC = 0. Cleared otherwise.&lt;R&gt;<text:tab/><text:tab/><text:tab/> N - Set to 1 if ACC &lt;&lt; 0. Cleared otherwise.&lt;R&gt;<text:tab/><text:tab/><text:tab/> C - Set if operation results in a carry. Cleared otherwise.</text:span></text:p>
      <text:p text:style-name="P4"><text:span text:style-name="T3">&lt;W0&gt;<text:tab/>&lt;D&gt;</text:span><text:span text:style-name="T2">XOR&lt;D&gt;</text:span><text:span text:style-name="T3"> <text:s/>[arg]<text:tab/>  PC &lt;F"Symbol"&gt;¬&lt;W0&gt;&lt;F255&gt; PC + 1;  ACC &lt;D&gt;&lt;F"Symbol"&gt;¬&lt;F255&gt; [ACC || M] &amp; ![ACC &amp; M]&lt;R&gt;<text:tab/><text:tab/> ([arg])<text:tab/>  PC &lt;F"Symbol"&gt;¬&lt;W0&gt;&lt;F255&gt; PC + 1;  ACC &lt;D&gt;&lt;F"Symbol"&gt;¬&lt;F255&gt; [ACC || (M)] &amp; ![ACC &amp; (M)]&lt;R&gt;<text:tab/><text:tab/> /[arg]<text:tab/>  ACC &lt;F"Symbol"&gt;¬&lt;F255&gt;  [ACC || R] &amp; ![ACC &amp; R]&lt;R&gt;<text:tab/><text:tab/> (/[arg])  ACC &lt;F"Symbol"&gt;¬&lt;F255&gt;  [ACC || (R)] &amp; ![ACC &amp; (R)]&lt;R&gt;<text:tab/> <text:tab/>Bit-wise exclusive OR of operand to accumulator.&lt;R&gt;<text:tab/><text:tab/>Flags:<text:tab/>Z - Set to 1 if ACC  = 0. Cleared otherwise.&lt;R&gt;<text:tab/><text:tab/><text:tab/>N - Set to 1 if ACC &lt;&lt; 0. Cleared otherwise.&lt;R&gt;<text:tab/><text:tab/><text:tab/>V - Cleared.</text:span></text:p>
      <text:p text:style-name="P3">Control Instructions&lt;D&gt;</text:p>
      <text:p text:style-name="P4"><text:span text:style-name="T3"><text:tab/></text:span><text:span text:style-name="T2">GSB</text:span><text:span text:style-name="T3"> <text:s/>[arg]<text:tab/>  SP &lt;F"Symbol"&gt;¬&lt;F255&gt; SP - 1; PC &lt;F"Symbol"&gt;¬&lt;W0&gt;&lt;F255&gt; PC + 1;  (SP) &lt;D&gt;&lt;F"Symbol"&gt;¬&lt;F255&gt;  PC; PC &lt;F"Symbol"&gt;¬&lt;F255&gt; M&lt;R&gt;<text:tab/><text:tab/>Go to Subroutine. Performs a subroutine starting at the memory location specified by arg. A <text:tab/><text:tab/>RTN statement is required at the end of the subroutine.&lt;R&gt;<text:tab/><text:tab/>Flags:<text:tab/>Unaffected.</text:span></text:p>
      <text:p text:style-name="P4"><text:span text:style-name="T3"><text:tab/></text:span><text:span text:style-name="T2">HLT</text:span><text:span text:style-name="T3"> [arg]<text:tab/>PC &lt;F"Symbol"&gt;¬&lt;F255&gt; M&lt;R&gt;<text:tab/><text:tab/>Halt. Program halt, arg is copied into the program counter.&lt;R&gt;<text:tab/> <text:tab/>Flags:<text:tab/>Unaffected.</text:span></text:p>
      <text:p text:style-name="P4"><text:span text:style-name="T3"><text:tab/></text:span><text:span text:style-name="T2">JMP</text:span><text:span text:style-name="T3"> [arg]<text:tab/>PC &lt;F"Symbol"&gt;¬&lt;W0&gt;&lt;F255&gt; PC + 1; PC &lt;D&gt;&lt;F"Symbol"&gt;¬&lt;F255&gt; M&lt;R&gt;<text:tab/><text:tab/>Jump to the memory location specified by </text:span><text:soft-page-break/><text:span text:style-name="T3">arg.&lt;R&gt;<text:tab/><text:tab/>Flags:<text:tab/>Unaffected.</text:span></text:p>
      <text:p text:style-name="P4"><text:span text:style-name="T3"><text:tab/></text:span><text:span text:style-name="T2">RTN<text:tab/></text:span><text:span text:style-name="T3">PC</text:span><text:span text:style-name="T2"> &lt;D&gt;</text:span><text:span text:style-name="T3">&lt;F"Symbol"&gt;¬&lt;F255&gt;  (SP); SP &lt;F"Symbol"&gt;¬&lt;F255&gt; &lt;F"Symbol"&gt;ÿ&lt;F255&gt;SP + 1&lt;R&gt;<text:tab/><text:tab/> Return from subroutine.&lt;R&gt;<text:tab/><text:tab/>Flags:<text:tab/> Unaffected.</text:span></text:p>
      <text:p text:style-name="P3">Conversion Instructions&lt;D&gt;</text:p>
      <text:p text:style-name="P4"><text:span text:style-name="T3"><text:tab/></text:span><text:span text:style-name="T2">CLR</text:span><text:span text:style-name="T3"><text:tab/>ACC &lt;F"Symbol"&gt;¬&lt;F255&gt; 0&lt;R&gt;<text:tab/><text:tab/>Clears the accumulator.&lt;R&gt;<text:tab/><text:tab/>Flags:<text:tab/>Z - Set to 1.&lt;R&gt;<text:tab/><text:tab/> <text:tab/>N -  Cleared.&lt;R&gt;<text:tab/><text:tab/><text:tab/>C - Cleared.&lt;R&gt;<text:tab/><text:tab/> <text:tab/>V - Cleared.&lt;R&gt;&lt;R&gt;<text:tab/></text:span><text:span text:style-name="T2">NEG</text:span><text:span text:style-name="T3"><text:tab/>ACC &lt;F"Symbol"&gt;¬&lt;F255&gt; ACC * -1&lt;R&gt;<text:tab/> <text:tab/>Multiplies the accumulator by -1.&lt;R&gt;<text:tab/> <text:tab/> Flags:<text:tab/>Z - Set to 1 if ACC = 0. Cleared otherwise.&lt;R&gt;<text:tab/> <text:tab/><text:tab/>N - Set to 1 if ACC &lt;&lt; 0. Cleared otherwise.&lt;R&gt;&lt;R&gt;</text:span><text:span text:style-name="T4">Conditional Instructions&lt;D&gt;</text:span></text:p>
      <text:p text:style-name="P4"><text:span text:style-name="T3"><text:tab/></text:span><text:span text:style-name="T2">CMP</text:span><text:span text:style-name="T3"> [arg]<text:tab/>  PC &lt;F"Symbol"&gt;¬&lt;W0&gt;&lt;F255&gt; PC + 1; ACC - M&lt;R&gt;<text:tab/><text:tab/>([arg])<text:tab/>  PC &lt;D&gt;&lt;F"Symbol"&gt;¬&lt;W0&gt;&lt;F255&gt; PC + 1; ACC - (M)&lt;R&gt;<text:tab/><text:tab/>/[arg]<text:tab/>  ACC - R&lt;R&gt;<text:tab/><text:tab/>(/[arg])<text:tab/>  ACC - (R)&lt;R&gt;<text:tab/><text:tab/>Compare  the operand to  the accumulator.&lt;R&gt;<text:tab/><text:tab/>Flags:<text:tab/>Z - Set to 1 if ACC = operand. Cleared otherwise.&lt;R&gt;<text:tab/><text:tab/><text:tab/>N - Set to 1 if ACC &lt;&lt; operand. Cleared otherwise.</text:span></text:p>
      <text:p text:style-name="P4"><text:span text:style-name="T3">&lt;W0&gt;<text:tab/>&lt;D&gt;</text:span><text:span text:style-name="T2">JNG&lt;D&gt;</text:span><text:span text:style-name="T3"> [arg]  PC &lt;F"Symbol"&gt;¬&lt;W0&gt;&lt;F255&gt; PC + 1; PC &lt;D&gt;&lt;F"Symbol"&gt;¬&lt;F255&gt; M&lt;R&gt;<text:tab/><text:tab/>Jump to the memory location specified by arg if the N flag is set.&lt;R&gt;<text:tab/><text:tab/> Flags:<text:tab/>Unaffected.</text:span></text:p>
      <text:p text:style-name="P4"><text:span text:style-name="T3"><text:tab/></text:span><text:span text:style-name="T2">JPZ</text:span><text:span text:style-name="T3"> [arg]  PC &lt;F"Symbol"&gt;¬&lt;W0&gt;&lt;F255&gt; PC + 1; PC &lt;D&gt;&lt;F"Symbol"&gt;¬&lt;F255&gt; M&lt;R&gt;<text:tab/><text:tab/>Jump to the memory location specified by arg if the Z flag is set.&lt;R&gt;<text:tab/><text:tab/> Flags:<text:tab/>Unaffected.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51" meta:word-count="1746" meta:character-count="11445"/>
    <meta:generator>OpenOffice/4.1.3$Win32 OpenOffice.org_project/413m1$Build-9783</meta:generator>
  </office:meta>
</office:document-meta>
</file>